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69.95mm" table:align="left"/>
    </style:style>
    <style:style style:name="Table2.A" style:family="table-column">
      <style:table-column-properties style:column-width="26.86mm"/>
    </style:style>
    <style:style style:name="Table2.B" style:family="table-column">
      <style:table-column-properties style:column-width="19.74mm"/>
    </style:style>
    <style:style style:name="Table2.C" style:family="table-column">
      <style:table-column-properties style:column-width="123.35mm"/>
    </style:style>
    <style:style style:name="Table2.A1" style:family="table-cell">
      <style:table-cell-properties fo:padding="0.97mm" fo:border-left="none" fo:border-right="none" fo:border-top="0.35mm solid #000000" fo:border-bottom="0.35mm solid #000000"/>
    </style:style>
    <style:style style:name="Table2.A2" style:family="table-cell">
      <style:table-cell-properties fo:padding="0.97mm" fo:border="none"/>
    </style:style>
    <style:style style:name="Table2.A3" style:family="table-cell">
      <style:table-cell-properties fo:padding="0.97mm" fo:border-left="none" fo:border-right="none" fo:border-top="0.35mm solid #000000" fo:border-bottom="none"/>
    </style:style>
    <style:style style:name="Table2.A5" style:family="table-cell">
      <style:table-cell-properties fo:padding="0.97mm" fo:border-left="none" fo:border-right="none" fo:border-top="none" fo:border-bottom="0.35mm solid #000000"/>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note">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Standard">
      <style:paragraph-properties fo:margin-left="14.99mm" fo:margin-right="0mm" fo:text-indent="0mm" style:auto-text-indent="false"/>
      <style:text-properties fo:language="en" fo:country="US"/>
    </style:style>
    <style:style style:name="P14" style:family="paragraph" style:parent-style-name="Table_20_Contents">
      <style:text-properties fo:language="en" fo:country="US"/>
    </style:style>
    <style:style style:name="P15" style:family="paragraph" style:parent-style-name="Heading_20_1" style:master-page-name="First_20_Page">
      <style:paragraph-properties style:page-number="auto"/>
    </style:style>
    <style:style style:name="P16" style:family="paragraph" style:parent-style-name="Heading_20_2">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List_20_1_20_Start">
      <style:text-properties fo:language="en" fo:country="US"/>
    </style:style>
    <style:style style:name="P19"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List_20_1">
      <style:text-properties fo:language="en" fo:country="US" fo:font-weight="bold" style:font-weight-asian="bold" style:font-weight-complex="bold"/>
    </style:style>
    <style:style style:name="P21"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2" style:family="paragraph" style:parent-style-name="List_20_1_20_End">
      <style:text-properties fo:language="en" fo:country="US"/>
    </style:style>
    <style:style style:name="P23" style:family="paragraph" style:parent-style-name="Heading_20_3">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361069669053649222" text:style-name="Outline">
        <text:list-item>
          <text:h text:style-name="P15" text:outline-level="1">Introduction</text:h>
          <text:list>
            <text:list-item>
              <text:h text:style-name="P16"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3">This document is released under </text:span><text:span text:style-name="T4">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6"/>
      <text:list xml:id="list1407413096" text:continue-numbering="true" text:style-name="Outline">
        <text:list-item>
          <text:list>
            <text:list-item>
              <text:h text:style-name="P16" text:outline-level="2">Contact Us</text:h>
            </text:list-item>
          </text:list>
        </text:list-item>
      </text:list>
      <text:p text:style-name="P6">If you have any problem or requirement when using EEZ products or this manual, please contact Envox:</text:p>
      <text:p text:style-name="P6"/>
      <text:p text:style-name="P13"><text:span text:style-name="T5">Discord server: </text:span><text:a xlink:type="simple" xlink:href="https://discord.gg/dhYMnCB" office:target-frame-name="_blank" xlink:show="new" text:style-name="Internet_20_link" text:visited-style-name="Visited_20_Internet_20_Link"><text:span text:style-name="T5">https://discord.gg/dhYMnCB</text:span></text:a></text:p>
      <text:p text:style-name="P13"><text:span text:style-name="T5">E-mail</text:span>: support@envox.eu</text:p>
      <text:p text:style-name="P13"><text:span text:style-name="T5">Website</text:span>: www.envox.eu</text:p>
      <text:p text:style-name="P6"/>
      <text:list xml:id="list1240177842" text:continue-numbering="true" text:style-name="Outline">
        <text:list-item>
          <text:list>
            <text:list-item>
              <text:h text:style-name="P16" text:outline-level="2">Acknowledgments</text:h>
            </text:list-item>
          </text:list>
        </text:list-item>
      </text:list>
      <text:p text:style-name="P6">Icons made by <text:span text:style-name="T5">pixel-perfect</text:span> and <text:span text:style-name="T5">freepik</text:span> from flaticon.com</text:p>
      <text:p text:style-name="P6">Document created in OpenOffice / LibreOffice</text:p>
      <text:p text:style-name="P6">Proofreading by <text:span text:style-name="T5">@xlfe</text:span> </text:p>
      <text:p text:style-name="P6"/>
      <text:list xml:id="list1633586792" text:continue-numbering="true" text:style-name="Outline">
        <text:list-item>
          <text:list>
            <text:list-item>
              <text:h text:style-name="Heading_20_2" text:outline-level="2">Revision history</text:h>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Changes</text:p>
          </table:table-cell>
        </table:table-row>
        <table:table-row>
          <table:table-cell table:style-name="Table2.A2" office:value-type="string">
            <text:p text:style-name="P9">2020-05-10</text:p>
          </table:table-cell>
          <table:table-cell table:style-name="Table2.A2" office:value-type="string">
            <text:p text:style-name="P9">1.01</text:p>
          </table:table-cell>
          <table:table-cell table:style-name="Table2.A2" office:value-type="string">
            <text:p text:style-name="Table_20_Contents">New calibration procedure</text:p>
            <text:p text:style-name="Table_20_Contents">Firmware upgrade corrections</text:p>
          </table:table-cell>
        </table:table-row>
        <table:table-row>
          <table:table-cell table:style-name="Table2.A3" office:value-type="string">
            <text:p text:style-name="P9">2020-08-24</text:p>
          </table:table-cell>
          <table:table-cell table:style-name="Table2.A3" office:value-type="string">
            <text:p text:style-name="P9">1.02</text:p>
          </table:table-cell>
          <table:table-cell table:style-name="Table2.A3" office:value-type="string">
            <text:p text:style-name="Table_20_Contents">Two modules display view</text:p>
            <text:p text:style-name="Table_20_Contents">Display test</text:p>
            <text:p text:style-name="Table_20_Contents">USB OTG, mouse and mass storage</text:p>
            <text:p text:style-name="Table_20_Contents">Peripheral module firmware upgrade</text:p>
            <text:p text:style-name="Table_20_Contents">Logged data transfer to a computer</text:p>
            <text:p text:style-name="Table_20_Contents">Additional notice in calibration section </text:p>
          </table:table-cell>
        </table:table-row>
        <table:table-row>
          <table:table-cell table:style-name="Table2.A1" office:value-type="string">
            <text:p text:style-name="P9">2020-11-11</text:p>
          </table:table-cell>
          <table:table-cell table:style-name="Table2.A1" office:value-type="string">
            <text:p text:style-name="P9">1.03</text:p>
          </table:table-cell>
          <table:table-cell table:style-name="Table2.A1" office:value-type="string">
            <text:p text:style-name="Table_20_Contents">Custom logo</text:p>
            <text:p text:style-name="Table_20_Contents">Encoder &amp; User SW settings page update</text:p>
            <text:p text:style-name="Table_20_Contents">System information page update</text:p>
            <text:p text:style-name="Table_20_Contents">Output INHibit page added</text:p>
            <text:p text:style-name="Table_20_Contents">MCU module firmware upgrade instructions for Mac OSX</text:p>
            <text:p text:style-name="Table_20_Contents">Scripting with MicroPython</text:p>
          </table:table-cell>
        </table:table-row>
        <table:table-row>
          <table:table-cell table:style-name="Table2.A5" office:value-type="string">
            <text:p text:style-name="P9">2021-02-11</text:p>
          </table:table-cell>
          <table:table-cell table:style-name="Table2.A5" office:value-type="string">
            <text:p text:style-name="P9">1.04</text:p>
          </table:table-cell>
          <table:table-cell table:style-name="Table2.A5" office:value-type="string">
            <text:p text:style-name="Table_20_Contents">Firmware v1.6 new features</text:p>
            <text:p text:style-name="Table_20_Contents">Fixed YT scroll and scan view pages</text:p>
            <text:p text:style-name="Table_20_Contents">Redesigned Power / reset control page</text:p>
            <text:p text:style-name="Table_20_Contents">MCU module version selection (System information)</text:p>
            <text:p text:style-name="Table_20_Contents">Labels &amp; Colors (Display settings)</text:p>
            <text:p text:style-name="Table_20_Contents">Bargraphs scaling (Display view)</text:p>
            <text:p text:style-name="Table_20_Contents">Redesigned Data logging settings page</text:p>
          </table:table-cell>
        </table:table-row>
        <table:table-row>
          <table:table-cell table:style-name="Table2.A5" office:value-type="string">
            <text:p text:style-name="P12">2021-04-01</text:p>
          </table:table-cell>
          <table:table-cell table:style-name="Table2.A5" office:value-type="string">
            <text:p text:style-name="P12">1.05</text:p>
          </table:table-cell>
          <table:table-cell table:style-name="Table2.A5" office:value-type="string">
            <text:p text:style-name="P11">CE Declaration of conformity, RoHS Compliance Statement</text:p>
            <text:p text:style-name="P11">Additional notice about MCU selection in firmware update section</text:p>
          </table:table-cell>
        </table:table-row>
        <table:table-row>
          <table:table-cell table:style-name="Table2.A5" office:value-type="string">
            <text:p text:style-name="P12">2021-06-30</text:p>
          </table:table-cell>
          <table:table-cell table:style-name="Table2.A5" office:value-type="string">
            <text:p text:style-name="P12">1.06</text:p>
          </table:table-cell>
          <table:table-cell table:style-name="Table2.A5" office:value-type="string">
            <text:p text:style-name="P11">Firmware v1.7 new features</text:p>
            <text:p text:style-name="P11">System settings page options without minimized module view</text:p>
            <text:p text:style-name="P11">Function generator</text:p>
            <text:p text:style-name="P11"><text:soft-page-break/>DLOG viewer with bookmarks</text:p>
          </table:table-cell>
        </table:table-row>
        <table:table-row>
          <table:table-cell table:style-name="Table2.A5" office:value-type="string">
            <text:p text:style-name="P12">2021-07-07</text:p>
          </table:table-cell>
          <table:table-cell table:style-name="Table2.A5" office:value-type="string">
            <text:p text:style-name="P12">1.07</text:p>
          </table:table-cell>
          <table:table-cell table:style-name="Table2.A5" office:value-type="string">
            <text:p text:style-name="P11">Scripting section in General settings</text:p>
          </table:table-cell>
        </table:table-row>
        <table:table-row>
          <table:table-cell table:style-name="Table2.A5" office:value-type="string">
            <text:p text:style-name="P12">2021-09-23</text:p>
          </table:table-cell>
          <table:table-cell table:style-name="Table2.A5" office:value-type="string">
            <text:p text:style-name="P12">1.08</text:p>
          </table:table-cell>
          <table:table-cell table:style-name="Table2.A5" office:value-type="string">
            <text:p text:style-name="P11">Chapter 17. Node-RED integration (<text:span text:style-name="T5">work in progress</text:span>)</text:p>
            <text:p text:style-name="P11">Chapter 18. Troubleshooting (<text:span text:style-name="T5">work in progress</text:span>)</text:p>
            <text:p text:style-name="P11">Chapter 19. MIO168 mixed I/O module</text:p>
          </table:table-cell>
        </table:table-row>
      </table:table>
      <text:p text:style-name="P6"/>
      <text:list xml:id="list1742740157" text:continue-numbering="true" text:style-name="Outline">
        <text:list-item>
          <text:list>
            <text:list-item>
              <text:h text:style-name="P17"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513975461" text:continue-numbering="true" text:style-name="Outline">
        <text:list-item>
          <text:list>
            <text:list-item>
              <text:h text:style-name="P16" text:outline-level="2"><text:bookmark text:name="safety_requirements"/>Safety Requirements</text:h>
            </text:list-item>
          </text:list>
        </text:list-item>
      </text:list>
      <text:p text:style-name="P6"><text:span text:style-name="T2">The EEZ BB3</text:span><text:span text:style-name="T1"> is only designated for use in laboratory, residential, business, commercial or small business settings.</text:span></text:p>
      <text:p text:style-name="P7"/>
      <text:p text:style-name="P7">The EEZ BB3 should only be used for its designated purpose. You must observe all safety and usage instructions documented in this manual and the operating conditions and performance limitations as detailed in the data sheet. </text:p>
      <text:p text:style-name="P7"/>
      <text:p text:style-name="P7">This product documentation helps you to use a EEZ BB3 safely and efficiently. </text:p>
      <text:p text:style-name="P7">Keep the product documentation in a safe place and pass it on to the subsequent users.</text:p>
      <text:p text:style-name="P7"/>
      <text:p text:style-name="P7">To avoid any injuries or damage to the EEZ BB3 or any device connected to it you must review the following safety advice carefully before operating the device. Only use the EEZ BB3 as outlined in this manual.</text:p>
      <text:list xml:id="list7677223492300079428" text:style-name="List_20_1">
        <text:list-item>
          <text:p text:style-name="P19">Use an AC line power cord designed for the EEZ BB3 and authorized by your local regulations. Ensure it is not damaged in any way before connecting it.</text:p>
        </text:list-item>
        <text:list-item>
          <text:p text:style-name="P20">The EEZ BB3 is grounded through the Protective Earth (PE) lead of the AC line power cord. To <text:span text:style-name="T1">avoid electric shock, it is essential to connect the earth terminal of the AC line power cord to the Protective Earth terminal before any inputs or outputs.</text:span></text:p>
        </text:list-item>
        <text:list-item>
          <text:p text:style-name="P21">To avoid fire or shock hazard, observe all ratings and markers on the EEZ BB3 and check your manual for more information about ratings before connecting.</text:p>
        </text:list-item>
        <text:list-item>
          <text:p text:style-name="P21">Do not connect the AC line power cord or operate the EEZ BB3 with its covers or panels removed.</text:p>
        </text:list-item>
        <text:list-item>
          <text:p text:style-name="P21">Make sure that fuses specified for installed modules and AC line voltage are installed.</text:p>
        </text:list-item>
        <text:list-item>
          <text:p text:style-name="P21">If you suspect that the EEZ BB3 is damaged or not operating correctly (e.g. the power up self-test failed or any function does not work as expected) disconnect the device and contact Envox support.</text:p>
        </text:list-item>
        <text:list-item>
          <text:p text:style-name="P21">Ensure adequate clearance to the rear panel cooling fan air intake. Inadequate ventilation may result in high temperature and premature or multiple triggers of the OTP (over-temperature protection).</text:p>
        </text:list-item>
        <text:list-item>
          <text:p text:style-name="P21">In order to avoid short circuit or electric shock, please do not operate the EEZ BB3 in a humid environment.</text:p>
        </text:list-item>
        <text:list-item>
          <text:p text:style-name="P21">In order to avoid damaging the device or personal injury, do not expose the device to flammable gasses.</text:p>
        </text:list-item>
        <text:list-item>
          <text:p text:style-name="P21">Keep EEZ BB3 surfaces clean and dry to avoid the influence of dust and/or moisture in the operating environment.</text:p>
        </text:list-item>
        <text:list-item>
          <text:p text:style-name="P22">Operate in an electrostatic discharge protective area to avoid damage induced by static discharge.</text:p>
        </text:list-item>
      </text:list>
      <text:list xml:id="list537592150" text:continue-list="list513975461" text:style-name="Outline">
        <text:list-item>
          <text:list>
            <text:list-item>
              <text:list>
                <text:list-item>
                  <text:h text:style-name="P23"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799855145" text:continue-numbering="true" text:style-name="Outline">
        <text:list-item>
          <text:list>
            <text:list-item>
              <text:list>
                <text:list-item>
                  <text:h text:style-name="P23"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993818579" text:continue-numbering="true" text:style-name="Outline">
        <text:list-item>
          <text:list>
            <text:list-item>
              <text:h text:style-name="P16" text:outline-level="2"><text:soft-page-break/>Care and cleaning</text:h>
            </text:list-item>
          </text:list>
        </text:list-item>
      </text:list>
      <text:p text:style-name="P6">Do not store or leave the EEZ BB3 where it will be exposed to direct sunlight for extended periods as this may result in damage to the TFT display.</text:p>
      <text:p text:style-name="P6"/>
      <text:p text:style-name="P6">It is recommended to clean the EEZ BB3 regularly according to its operating conditions. To clean the exterior surface, perform the following steps:</text:p>
      <text:list xml:id="list1346680182" text:continue-list="list7677223492300079428" text:style-name="List_20_1">
        <text:list-item>
          <text:p text:style-name="P18">Disconnect the EEZ BB3 from AC line power</text:p>
        </text:list-item>
        <text:list-item>
          <text:p text:style-name="P22">Use a lint-free cloth (with a mild detergent or water) to clean the loose dust on the outside of the EEZ BB3. Take extra care when cleaning the TFT display to avoid scratching it.</text:p>
        </text:list-item>
      </text:list>
      <text:p text:style-name="P6"/>
      <text:p text:style-name="P8">WARNING: To avoid injury resulting from short circuit, make sure the EEZ BB3 is completely dry before connecting it to AC line power.</text:p>
      <text:p text:style-name="P8"/>
      <text:list xml:id="list477366628" text:continue-list="list993818579" text:style-name="Outline">
        <text:list-item>
          <text:list>
            <text:list-item>
              <text:h text:style-name="P16"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
      <text:list xml:id="list373301831" text:continue-numbering="true" text:style-name="Outline">
        <text:list-item>
          <text:list>
            <text:list-item>
              <text:h text:style-name="P16"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1. Introduction</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Introduction</text:chapter></text:p>
      </style:header>
      <style:footer>
        <text:p text:style-name="MP5"><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 Introduction</dc:title>
    <meta:keyword>Open source</meta:keyword>
    <meta:keyword>Open hardware</meta:keyword>
    <meta:keyword>Test &amp; Measurements</meta:keyword>
    <meta:keyword>SCPI</meta:keyword>
    <meta:keyword>Programmable DC source</meta:keyword>
    <meta:document-statistic meta:table-count="1" meta:image-count="0" meta:object-count="0" meta:page-count="4" meta:paragraph-count="104" meta:word-count="1118" meta:character-count="6924"/>
    <meta:user-defined meta:name="WebPublish_Post_PageId">241</meta:user-defined>
    <meta:user-defined meta:name="WebPublish_Post_PostAsPage">1</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